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a68" officeooo:paragraph-rsid="00049a68"/>
    </style:style>
    <style:style style:name="P2" style:family="paragraph" style:parent-style-name="Standard">
      <style:text-properties officeooo:rsid="00061364" officeooo:paragraph-rsid="00061364"/>
    </style:style>
    <style:style style:name="P3" style:family="paragraph" style:parent-style-name="Standard">
      <style:text-properties fo:font-style="normal" officeooo:rsid="00049a68" officeooo:paragraph-rsid="00049a68" style:font-style-asian="normal" style:font-style-complex="normal"/>
    </style:style>
    <style:style style:name="P4" style:family="paragraph" style:parent-style-name="Standard">
      <style:text-properties fo:font-style="normal" officeooo:rsid="00061364" officeooo:paragraph-rsid="00061364" style:font-style-asian="normal" style:font-style-complex="normal"/>
    </style:style>
    <style:style style:name="P5" style:family="paragraph" style:parent-style-name="Standard">
      <style:text-properties fo:font-style="normal" officeooo:rsid="0007496f" officeooo:paragraph-rsid="0007496f" style:font-style-asian="normal" style:font-style-complex="normal"/>
    </style:style>
    <style:style style:name="P6" style:family="paragraph" style:parent-style-name="Standard">
      <style:text-properties officeooo:rsid="0007e4ea" officeooo:paragraph-rsid="0007e4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style="normal" style:font-style-asian="normal" style:font-style-complex="normal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font-style="normal" style:font-style-asian="normal" style:font-style-complex="normal"/>
    </style:style>
    <style:style style:name="T7" style:family="text">
      <style:text-properties officeooo:rsid="0007e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cuentra en el archivo <text:span text:style-name="T1">etc</text:span><text:span text:style-name="T2">/passwd todas las lineas que contengan tu nombre de usuario.</text:span></text:p>
      <text:p text:style-name="P3">grep userub 20 passwd</text:p>
      <text:p text:style-name="P3">2. Haz un listado largo en el que se muestren los inodos en el directorio actual</text:p>
      <text:p text:style-name="P3">ls -li</text:p>
      <text:p text:style-name="P1"><text:span text:style-name="T2">3. Encontrar en el archivo </text:span><text:span text:style-name="T1">etc</text:span><text:span text:style-name="T2">/passwd todas las lineas que acaben en false e indicar el numero total de ocurrencias.</text:span></text:p>
      <text:p text:style-name="P3">grep false$ passwd</text:p>
      <text:p text:style-name="P3">grep -c false$ passwd</text:p>
      <text:p text:style-name="P1"><text:span text:style-name="T2">4. Encuentra en el archivo </text:span><text:span text:style-name="T1">etc</text:span><text:span text:style-name="T2">/paswd todas las lineas que empiecen por systemd e indica el numero de linea en el que aparece.</text:span></text:p>
      <text:p text:style-name="P3">grep -n ^systemd passwd</text:p>
      <text:p text:style-name="P3">5. En tu directorio de trabajo $home cuenta cuantos directorios hay.</text:p>
      <text:p text:style-name="P4">ls -l | grep -c ^d</text:p>
      <text:p text:style-name="P2"><text:span text:style-name="T2">6. Obtener la tercera columna del archivo </text:span><text:span text:style-name="T1">etc</text:span><text:span text:style-name="T2">/passwd. Hay que tener en cuenta que el caracter separador son los dos puntos “:”</text:span></text:p>
      <text:p text:style-name="P4">cut -f3 -d: passwd</text:p>
      <text:p text:style-name="P4">7.Haz un listado largo en tu directorio $home y desvia el resultado al fichero listado-largo.tx<text:span text:style-name="T7">t</text:span></text:p>
      <text:p text:style-name="P6"><text:span text:style-name="T2">ls l &gt; listadolargo.txt</text:span></text:p>
      <text:p text:style-name="P4"/>
      <text:p text:style-name="P5">cd $home -&gt; me lleva a mi directorio de trabajo donde tengo permiso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21:42:43.800000000</meta:creation-date>
    <dc:date>2022-12-01T18:53:30.856000000</dc:date>
    <meta:editing-duration>PT59M1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166" meta:character-count="917" meta:non-whitespace-character-count="767"/>
  </office:meta>
</office:document-meta>
</file>